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Footer">
      <style:paragraph-properties fo:text-align="end" style:justify-single-word="false"/>
    </style:style>
    <style:style style:name="P3" style:family="paragraph" style:parent-style-name="normal">
      <style:paragraph-properties fo:text-align="justify" style:justify-single-word="false"/>
    </style:style>
    <style:style style:name="P4" style:family="paragraph" style:parent-style-name="normal">
      <style:paragraph-properties fo:text-align="center" style:justify-single-word="false"/>
      <style:text-properties style:font-name="Calibri" style:font-name-asian="Calibri2" style:font-name-complex="Calibri2" style:font-size-complex="11pt"/>
    </style:style>
    <style:style style:name="P5" style:family="paragraph" style:parent-style-name="normal">
      <style:paragraph-properties fo:text-align="justify" style:justify-single-word="false"/>
      <style:text-properties style:font-name="Calibri" style:font-name-asian="Calibri2" style:font-name-complex="Calibri2" style:font-size-complex="11pt"/>
    </style:style>
    <style:style style:name="P6" style:family="paragraph" style:parent-style-name="normal">
      <style:paragraph-properties fo:text-align="justify" style:justify-single-word="false"/>
      <style:text-properties style:font-name="Calibri" style:font-size-complex="11pt"/>
    </style:style>
    <style:style style:name="P7" style:family="paragraph" style:parent-style-name="normal">
      <style:paragraph-properties fo:text-align="center" style:justify-single-word="false"/>
    </style:style>
    <style:style style:name="P8" style:family="paragraph" style:parent-style-name="normal">
      <style:paragraph-properties fo:text-align="center" style:justify-single-word="false" fo:break-before="page"/>
    </style:style>
    <style:style style:name="P9" style:family="paragraph" style:parent-style-name="normal" style:list-style-name="WWNum1">
      <style:paragraph-properties fo:margin-left="0.1972in" fo:margin-right="0in" fo:margin-top="0in" fo:margin-bottom="0in" style:contextual-spacing="true" fo:text-align="justify" style:justify-single-word="false" fo:text-indent="0.25in" style:auto-text-indent="false"/>
    </style:style>
    <style:style style:name="P10" style:family="paragraph" style:parent-style-name="normal" style:list-style-name="WWNum12">
      <style:paragraph-properties fo:margin-left="0.1972in" fo:margin-right="0in" fo:margin-top="0in" fo:margin-bottom="0in" style:contextual-spacing="true" fo:text-align="justify" style:justify-single-word="false" fo:text-indent="0.25in" style:auto-text-indent="false"/>
    </style:style>
    <style:style style:name="P11" style:family="paragraph" style:parent-style-name="normal" style:list-style-name="WWNum14">
      <style:paragraph-properties fo:margin-left="0.1972in" fo:margin-right="0in" fo:margin-top="0in" fo:margin-bottom="0in" style:contextual-spacing="true" fo:text-align="justify" style:justify-single-word="false" fo:text-indent="0.25in" style:auto-text-indent="false"/>
    </style:style>
    <style:style style:name="P12" style:family="paragraph" style:parent-style-name="normal" style:list-style-name="WWNum5">
      <style:paragraph-properties fo:margin-left="0.1972in" fo:margin-right="0in" fo:margin-top="0in" fo:margin-bottom="0in" style:contextual-spacing="true" fo:text-align="justify" style:justify-single-word="false" fo:text-indent="0.25in" style:auto-text-indent="false"/>
    </style:style>
    <style:style style:name="P13" style:family="paragraph" style:parent-style-name="normal" style:list-style-name="WWNum7">
      <style:paragraph-properties fo:margin-left="0.1972in" fo:margin-right="0in" fo:margin-top="0in" fo:margin-bottom="0in" style:contextual-spacing="true" fo:text-align="justify" style:justify-single-word="false" fo:text-indent="0.25in" style:auto-text-indent="false"/>
    </style:style>
    <style:style style:name="P14" style:family="paragraph" style:parent-style-name="normal" style:list-style-name="WWNum15">
      <style:paragraph-properties fo:margin-left="0.3937in" fo:margin-right="0in" fo:margin-top="0in" fo:margin-bottom="0in" style:contextual-spacing="true" fo:text-align="justify" style:justify-single-word="false" fo:text-indent="0.75in" style:auto-text-indent="false"/>
    </style:style>
    <style:style style:name="P15" style:family="paragraph" style:parent-style-name="normal" style:list-style-name="WWNum5">
      <style:paragraph-properties fo:margin-left="0.2811in" fo:margin-right="0in" fo:margin-top="0in" fo:margin-bottom="0in" style:contextual-spacing="true" fo:text-align="justify" style:justify-single-word="false" fo:text-indent="0.25in" style:auto-text-indent="false"/>
    </style:style>
    <style:style style:name="P16" style:family="paragraph" style:parent-style-name="normal" style:list-style-name="WWNum19">
      <style:paragraph-properties fo:margin-left="0.1972in" fo:margin-right="0in" fo:text-align="justify" style:justify-single-word="false" fo:text-indent="-0.25in" style:auto-text-indent="false"/>
    </style:style>
    <style:style style:name="P17" style:family="paragraph" style:parent-style-name="normal">
      <style:paragraph-properties fo:margin-left="0.1972in" fo:margin-right="0in" fo:text-align="justify" style:justify-single-word="false" fo:text-indent="0in" style:auto-text-indent="false"/>
      <style:text-properties style:font-name="Calibri" style:font-name-asian="Calibri2" style:font-name-complex="Calibri2" style:font-size-complex="11pt"/>
    </style:style>
    <style:style style:name="P18" style:family="paragraph" style:parent-style-name="normal">
      <style:paragraph-properties fo:margin-left="0.1972in" fo:margin-right="0in" fo:text-align="justify" style:justify-single-word="false" fo:text-indent="-0.1972in" style:auto-text-indent="false"/>
    </style:style>
    <style:style style:name="P19" style:family="paragraph" style:parent-style-name="normal" style:master-page-name="First_20_Page">
      <style:paragraph-properties fo:text-align="justify" style:justify-single-word="false" style:page-number="auto"/>
    </style:style>
    <style:style style:name="P20" style:family="paragraph" style:parent-style-name="Frame_20_contents">
      <style:paragraph-properties fo:text-align="center" style:justify-single-word="false" fo:padding-left="0in" fo:padding-right="0in" fo:padding-top="0.0138in" fo:padding-bottom="0in" fo:border-left="none" fo:border-right="none" fo:border-top="0.51pt solid #7f7f7f" fo:border-bottom="none"/>
      <style:text-properties fo:color="#00000a" style:font-name="Calibri"/>
    </style:style>
    <style:style style:name="T1" style:family="text">
      <style:text-properties fo:color="#365f91" style:font-name="Calibri" fo:font-size="70pt" style:font-size-asian="70pt" style:font-size-complex="70pt"/>
    </style:style>
    <style:style style:name="T2" style:family="text">
      <style:text-properties fo:color="#404040" style:font-name="Calibri" fo:font-size="70pt" style:font-size-asian="70pt" style:font-size-complex="70pt"/>
    </style:style>
    <style:style style:name="T3" style:family="text">
      <style:text-properties fo:color="#943634" style:font-name="Calibri" fo:font-size="70pt" style:font-size-asian="70pt" style:font-size-complex="70pt"/>
    </style:style>
    <style:style style:name="T4" style:family="text">
      <style:text-properties style:font-name="Calibri" fo:font-size="70pt" style:font-size-asian="70pt" style:font-size-complex="70pt"/>
    </style:style>
    <style:style style:name="T5" style:family="text">
      <style:text-properties style:font-name="Calibri" fo:font-size="20pt" style:text-underline-style="solid" style:text-underline-width="auto" style:text-underline-color="font-color" fo:font-weight="bold" style:font-name-asian="Calibri2" style:font-size-asian="20pt" style:font-weight-asian="bold" style:font-name-complex="Calibri2" style:font-size-complex="20pt"/>
    </style:style>
    <style:style style:name="T6" style:family="text">
      <style:text-properties style:font-name="Calibri" fo:font-size="14pt" style:text-underline-style="solid" style:text-underline-width="auto" style:text-underline-color="font-color" fo:font-weight="bold" style:font-name-asian="Calibri2" style:font-size-asian="14pt" style:font-weight-asian="bold" style:font-name-complex="Calibri2" style:font-size-complex="14pt"/>
    </style:style>
    <style:style style:name="T7" style:family="text">
      <style:text-properties style:font-name="Calibri" fo:font-size="14pt" style:text-underline-style="solid" style:text-underline-width="auto" style:text-underline-color="font-color" fo:font-weight="bold" style:font-size-asian="14pt" style:font-weight-asian="bold" style:font-size-complex="14pt"/>
    </style:style>
    <style:style style:name="T8" style:family="text">
      <style:text-properties style:font-name="Calibri" style:text-underline-style="solid" style:text-underline-width="auto" style:text-underline-color="font-color" fo:font-weight="bold" style:font-name-asian="Calibri2" style:font-weight-asian="bold" style:font-name-complex="Calibri2" style:font-size-complex="11pt"/>
    </style:style>
    <style:style style:name="T9" style:family="text">
      <style:text-properties style:font-name="Calibri" style:text-underline-style="solid" style:text-underline-width="auto" style:text-underline-color="font-color" fo:font-weight="bold" style:font-weight-asian="bold" style:font-size-complex="11pt"/>
    </style:style>
    <style:style style:name="T10" style:family="text">
      <style:text-properties style:font-name="Calibri" style:text-underline-style="solid" style:text-underline-width="auto" style:text-underline-color="font-color" style:font-name-asian="Calibri2" style:font-name-complex="Calibri2" style:font-size-complex="11pt"/>
    </style:style>
    <style:style style:name="T11" style:family="text">
      <style:text-properties style:font-name="Calibri" style:font-name-asian="Calibri2" style:font-name-complex="Calibri2" style:font-size-complex="11pt"/>
    </style:style>
    <style:style style:name="T12" style:family="text">
      <style:text-properties style:font-name="Calibri" fo:font-weight="bold" style:font-name-asian="Calibri2" style:font-weight-asian="bold" style:font-name-complex="Calibri2" style:font-size-complex="11pt"/>
    </style:style>
    <style:style style:name="T13" style:family="text">
      <style:text-properties style:font-name="Calibri" style:font-size-complex="11pt"/>
    </style:style>
    <style:style style:name="T14" style:family="text">
      <style:text-properties style:font-name="Calibri" fo:font-style="italic" style:font-name-asian="Calibri2" style:font-style-asian="italic" style:font-name-complex="Calibri2" style:font-size-complex="11pt"/>
    </style:style>
    <style:style style:name="T15" style:family="text">
      <style:text-properties style:text-position="super 58%" style:font-name="Calibri" style:font-name-asian="Calibri2" style:font-name-complex="Calibri2" style:font-size-complex="11pt"/>
    </style:style>
    <style:style style:name="T16" style:family="text">
      <style:text-properties fo:color="#00000a" style:font-name="Calibri"/>
    </style:style>
    <style:style style:name="fr1" style:family="graphic" style:parent-style-name="Frame">
      <style:graphic-properties fo:margin-left="0.1252in" fo:margin-right="0.1252in" fo:margin-top="0in" fo:margin-bottom="0in" style:run-through="background" style:wrap="run-through" style:number-wrapped-paragraphs="no-limit" style:vertical-pos="middle" style:vertical-rel="paragraph" style:horizontal-pos="center" style:horizontal-rel="paragraph" draw:fill="none" fo:padding-left="0.1in" fo:padding-right="0.1in" fo:padding-top="0in" fo:padding-bottom="0in" fo:border="0.06pt solid #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text:span text:style-name="T1">d</text:span><text:span text:style-name="T2">emocra</text:span><text:span text:style-name="T3">t</text:span><text:span text:style-name="T2">ech</text:span></text:p>
      <text:p text:style-name="P3"/>
      <text:p text:style-name="normal"/>
      <text:p text:style-name="P8"><text:span text:style-name="T5">STATUTS</text:span></text:p>
      <text:p text:style-name="P4"/>
      <text:p text:style-name="P7"><text:span text:style-name="T6">TITRE 1 </text:span><text:span text:style-name="T7">– </text:span><text:span text:style-name="T6">DISPOSITIONS GENERALES</text:span></text:p>
      <text:p text:style-name="P4"/>
      <text:p text:style-name="P4"/>
      <text:p text:style-name="P3"><text:span text:style-name="T8">ARTICLE 1 </text:span><text:span text:style-name="T9">– </text:span><text:span text:style-name="T8">CONSTITUTION</text:span></text:p>
      <text:p text:style-name="P5"/>
      <text:p text:style-name="P3"><text:span text:style-name="T11">Il est fondé entre les personnes physiques adhérant aux présents statuts une association régie par la loi du 1</text:span><text:span text:style-name="T15">er </text:span><text:span text:style-name="T11">juillet 1901 et le décret du 16 août 1901 (l’"</text:span><text:span text:style-name="T12">Association</text:span><text:span text:style-name="T11">").</text:span></text:p>
      <text:p text:style-name="P5"/>
      <text:p text:style-name="P3"><text:span text:style-name="T11">L’Association affirme solennellement son attachement aux valeurs de la République Française et aux principes fondamentaux consacrés par la Constitution et son Préambule.</text:span></text:p>
      <text:p text:style-name="P5"/>
      <text:p text:style-name="P5"/>
      <text:p text:style-name="P3"><text:span text:style-name="T8">ARTICLE 2 </text:span><text:span text:style-name="T9">– </text:span><text:span text:style-name="T8">OBJET</text:span></text:p>
      <text:p text:style-name="P5"/>
      <text:p text:style-name="P3"><text:span text:style-name="T11">L’Association a pour objet de favoriser, tant au niveau local que national, la participation et l'implication du plus grand nombre à la vie citoyenne et civique française, notamment en :</text:span></text:p>
      <text:list xml:id="list4574637588845955230" text:style-name="WWNum1">
        <text:list-item>
          <text:p text:style-name="P9"><text:span text:style-name="T11">sensibilisant les personnes à l'importance de l'engagement citoyen ;</text:span></text:p>
        </text:list-item>
        <text:list-item>
          <text:p text:style-name="P9"><text:span text:style-name="T11">aidant et contribuant à une meilleure compréhension par tous du rôle et du fonctionnement des institutions de la République Française ;</text:span></text:p>
        </text:list-item>
        <text:list-item>
          <text:p text:style-name="P9"><text:span text:style-name="T11">permettant un accès, une participation et une implication plus aisés au débat démocratique ;</text:span></text:p>
        </text:list-item>
        <text:list-item>
          <text:p text:style-name="P9"><text:span text:style-name="T11">encourageant l'émergence de talents individuels et suscitant des vocations politiques ;</text:span></text:p>
        </text:list-item>
        <text:list-item>
          <text:p text:style-name="P9"><text:span text:style-name="T11">promouvant l'engagement citoyen dans la vie publique et politique, particulièrement au moment des élections ;</text:span></text:p>
        </text:list-item>
        <text:list-item>
          <text:p text:style-name="P9"><text:span text:style-name="T11">aidant au renouveau et au dynamisme de l'offre politique locale et nationale ;</text:span></text:p>
        </text:list-item>
        <text:list-item>
          <text:p text:style-name="P9"><text:span text:style-name="T11">renforçant les liens entre les citoyens et les élus ;</text:span></text:p>
        </text:list-item>
      </text:list>
      <text:p text:style-name="P5"/>
      <text:p text:style-name="P3"><text:span text:style-name="T11">afin de consolider la confiance entre les citoyens et leurs représentants, conforter le sens des élections locales et nationales et assurer à la France de disposer d’un pouvoir politique légitime et fort, au niveau local, national, européen et international.</text:span></text:p>
      <text:p text:style-name="P5"/>
      <text:p text:style-name="P3"><text:span text:style-name="T11">L'Association inscrit son objet dans une dimension d'intérêt général.</text:span></text:p>
      <text:p text:style-name="P5"/>
      <text:p text:style-name="P5"/>
      <text:p text:style-name="P3"><text:span text:style-name="T8">ARTICLE 3 </text:span><text:span text:style-name="T9">– </text:span><text:span text:style-name="T8">DENOMINATION</text:span></text:p>
      <text:p text:style-name="P5"><text:soft-page-break/></text:p>
      <text:p text:style-name="P3"><text:span text:style-name="T11">L’Association a pour dénomination sociale : </text:span><text:span text:style-name="T12">democratech</text:span><text:span text:style-name="T11">.</text:span></text:p>
      <text:p text:style-name="P5"/>
      <text:p text:style-name="P5"/>
      <text:p text:style-name="P5"/>
      <text:p text:style-name="P3"><text:span text:style-name="T8">ARTICLE 4 </text:span><text:span text:style-name="T9">– </text:span><text:span text:style-name="T8">SIEGE SOCIAL</text:span></text:p>
      <text:p text:style-name="P5"/>
      <text:p text:style-name="P3"><text:span text:style-name="T11">Le siège social de l’Association est fixé au : </text:span><text:span text:style-name="T12">21, Place de la République, 75003 Paris</text:span><text:span text:style-name="T11">.</text:span></text:p>
      <text:p text:style-name="P5"/>
      <text:p text:style-name="P3"><text:span text:style-name="T11">Il pourra être transféré par simple décision du Président, sans que cela nécessite une modification des statuts de l’Association.</text:span></text:p>
      <text:p text:style-name="P5"/>
      <text:p text:style-name="P5"/>
      <text:p text:style-name="P3"><text:span text:style-name="T8">ARTICLE 5 </text:span><text:span text:style-name="T9">– </text:span><text:span text:style-name="T8">DUREE</text:span></text:p>
      <text:p text:style-name="P5"/>
      <text:p text:style-name="P3"><text:span text:style-name="T11">L’Association est créée pour une durée illimitée.</text:span></text:p>
      <text:p text:style-name="P5"/>
      <text:p text:style-name="P5"/>
      <text:p text:style-name="P7"><text:span text:style-name="T6">TITRE 2 </text:span><text:span text:style-name="T7">– </text:span><text:span text:style-name="T6">ORGANISATION DE L'ASSOCIATION</text:span></text:p>
      <text:p text:style-name="P5"/>
      <text:p text:style-name="P3"><text:span text:style-name="T8">ARTICLE 6 </text:span><text:span text:style-name="T9">– </text:span><text:span text:style-name="T8">COMPOSITION</text:span></text:p>
      <text:p text:style-name="P6"/>
      <text:p text:style-name="P3"><text:span text:style-name="T11">Est membre de l’Association toute personne physique ou morale qui, souscrivant à son objet et ses valeurs, a procédé à une adhésion individuelle et acquitté une cotisation annuelle.</text:span></text:p>
      <text:p text:style-name="P5"/>
      <text:p text:style-name="P3"><text:span text:style-name="T11">L'Association se compose ainsi des membres suivants :</text:span></text:p>
      <text:list xml:id="list5219881541733507617" text:style-name="WWNum12">
        <text:list-item>
          <text:p text:style-name="P10"><text:span text:style-name="T10">Membres fondateurs</text:span><text:span text:style-name="T11"> : les personnes physiques ayant participé à la constitution de l’Association ;</text:span></text:p>
        </text:list-item>
        <text:list-item>
          <text:p text:style-name="P10"><text:span text:style-name="T10">Membres d'honneur</text:span><text:span text:style-name="T11"> : toute personne physique ou morale ayant contribué significativement à la réalisation des activités et objectifs de l’Association ;</text:span></text:p>
        </text:list-item>
        <text:list-item>
          <text:p text:style-name="P10"><text:span text:style-name="T10">Membres actifs</text:span><text:span text:style-name="T11"> : toute personne physique ou morale s’acquittant d’une cotisation annuelle et souhaitant s’investir dans la réalisation des activités et objectifs de l’Association ;</text:span></text:p>
        </text:list-item>
        <text:list-item>
          <text:p text:style-name="P10"><text:span text:style-name="T10">Membres adhérents</text:span><text:span text:style-name="T11"> : toute personne physique ou morale s’acquittant d’une cotisation annuelle et soutenant les activités et objectifs de l'Association.</text:span></text:p>
        </text:list-item>
      </text:list>
      <text:p text:style-name="P5"/>
      <text:p text:style-name="P3"><text:span text:style-name="T11">Le patrimoine de l’Association répond seul des engagements contractés par elle ou de toute condamnation qui pourrait être prononcée contre elle, sans qu'aucun des membres de l’Association, y compris ceux qui participent à son administration, ne puisse en être tenu personnellement responsable.</text:span></text:p>
      <text:p text:style-name="P6"/>
      <text:p text:style-name="P6"><text:soft-page-break/></text:p>
      <text:p text:style-name="P3"><text:span text:style-name="T8">ARTICLE 7 </text:span><text:span text:style-name="T9">– </text:span><text:span text:style-name="T8">COTISATIONS</text:span></text:p>
      <text:p text:style-name="P5"/>
      <text:p text:style-name="P3"><text:span text:style-name="T11">Le montant des cotisations des membres est déterminé annuellement par le Président et figure au Règlement Intérieur de l'Association.</text:span></text:p>
      <text:p text:style-name="P5"/>
      <text:p text:style-name="P5"/>
      <text:p text:style-name="P5"/>
      <text:p text:style-name="P3"><text:span text:style-name="T8">ARTICLE 8 </text:span><text:span text:style-name="T9">– </text:span><text:span text:style-name="T8">ADMISSIONS</text:span></text:p>
      <text:p text:style-name="P5"/>
      <text:p text:style-name="P3"><text:span text:style-name="T11">L’Association est ouverte à toute personne physique ou morale, sans condition ni distinction, sous réserve du respect des </text:span><text:span text:style-name="T13">présents statuts et du Règlement Intérieur.</text:span></text:p>
      <text:p text:style-name="P5"/>
      <text:p text:style-name="P3"><text:span text:style-name="T11">Pour faire partie de l'Association, il faut en formuler la demande et régler le montant de la cotisation applicable.</text:span></text:p>
      <text:p text:style-name="P5"/>
      <text:p text:style-name="P5"/>
      <text:p text:style-name="P3"><text:span text:style-name="T8">ARTICLE 9 </text:span><text:span text:style-name="T9">– </text:span><text:span text:style-name="T8">RADIATION</text:span></text:p>
      <text:p text:style-name="P5"/>
      <text:p text:style-name="P3"><text:span text:style-name="T11">La qualité de membre de l'Association se perd par :</text:span></text:p>
      <text:list xml:id="list3078856671135941365" text:style-name="WWNum14">
        <text:list-item>
          <text:p text:style-name="P11"><text:span text:style-name="T11">La démission, adressée par tous moyens (notamment courrier électronique, lettre simple…), au Président ;</text:span></text:p>
        </text:list-item>
        <text:list-item>
          <text:p text:style-name="P11"><text:span text:style-name="T11">Le décès ;</text:span></text:p>
        </text:list-item>
        <text:list-item>
          <text:p text:style-name="P11"><text:span text:style-name="T11">La radiation, prononcée par le Président, pour :</text:span></text:p>
        </text:list-item>
      </text:list>
      <text:list xml:id="list748017862905353795" text:style-name="WWNum15">
        <text:list-item>
          <text:p text:style-name="P14"><text:span text:style-name="T11">non-paiement de la cotisation qui n’aurait pas été régularisé dans un délai de trente (30) jours suivant la relance adressée par le Président ; ou</text:span></text:p>
        </text:list-item>
        <text:list-item>
          <text:p text:style-name="P14"><text:span text:style-name="T11">motif grave (notamment pour non-respect des valeurs ou principes de l’Association), le membre concerné ayant préalablement été invité par tous moyens à présenter ses observations devant le Président (ou lui adresser).</text:span></text:p>
        </text:list-item>
      </text:list>
      <text:p text:style-name="P5"/>
      <text:p text:style-name="P3"><text:span text:style-name="T11">Les membres démissionnaires ou radiés ne peuvent prétendre à aucun droit sur les biens de l’Association, ni formuler une quelconque réclamation quant aux sommes versées par eux (notamment au titre de la cotisation ou de tout don éventuel). Il en est strictement de même s'agissant des ayants droit de membres décédés.</text:span></text:p>
      <text:p text:style-name="P5"/>
      <text:p text:style-name="P6"/>
      <text:p text:style-name="P3"><text:span text:style-name="T8">ARTICLE 10 </text:span><text:span text:style-name="T9">– </text:span><text:span text:style-name="T8">ACTIVITES - MOYENS</text:span></text:p>
      <text:p text:style-name="P5"/>
      <text:p text:style-name="P3"><text:span text:style-name="T11">A l’effet d’atteindre les objectifs définis à l’</text:span><text:span text:style-name="T10">Article 2</text:span><text:span text:style-name="T11">, l’Association pourra, notamment :</text:span></text:p>
      <text:list xml:id="list5957656209260653121" text:style-name="WWNum5">
        <text:list-item>
          <text:p text:style-name="P15"><text:span text:style-name="T11">sensibiliser, informer et mobiliser les citoyens, par tout mode de communication ;</text:span></text:p>
        </text:list-item>
        <text:list-item>
          <text:p text:style-name="P15"><text:soft-page-break/><text:span text:style-name="T11">concevoir, organiser et promouvoir tous types d’évènements en France, à l'étranger ou en ligne ;</text:span></text:p>
        </text:list-item>
        <text:list-item>
          <text:p text:style-name="P15"><text:span text:style-name="T11">concevoir, rédiger, éditer et publier tous types de documents ;</text:span></text:p>
        </text:list-item>
        <text:list-item>
          <text:p text:style-name="P15"><text:span text:style-name="T11">concevoir et dispenser toutes activités de formation ;</text:span></text:p>
        </text:list-item>
        <text:list-item>
          <text:p text:style-name="P15"><text:span text:style-name="T11">spécifier, concevoir, développer, programmer, intégrer, tester, maintenir, exploiter tout système d'informations et logiciels ;</text:span></text:p>
        </text:list-item>
        <text:list-item>
          <text:p text:style-name="P15"><text:span text:style-name="T11">assurer le traitement de tous types de données, notamment issues de l'exploitation de systèmes d'informations, logiciels, sites web et applications mobiles ;</text:span></text:p>
        </text:list-item>
        <text:list-item>
          <text:p text:style-name="P15"><text:span text:style-name="T11">commercialiser, à titre accessoire, tous types de produits liés à l'activité de l'Association ;</text:span></text:p>
        </text:list-item>
        <text:list-item>
          <text:p text:style-name="P15"><text:span text:style-name="T11">réaliser, à titre accessoire, tous types de prestations de service liées à l'activité de l'Association ; </text:span></text:p>
        </text:list-item>
        <text:list-item>
          <text:p text:style-name="P15"><text:span text:style-name="T11">se coordonner avec toute initiative et tout mouvement ou groupement citoyens, notamment collectifs, </text:span><text:span text:style-name="T14">think tanks</text:span><text:span text:style-name="T11">, associations, fondations, fonds de dotation, représentations locales ou nationales de partis politiques, poursuivant directement ou indirectement le même objet que l’Association ;</text:span></text:p>
        </text:list-item>
        <text:list-item>
          <text:p text:style-name="P15"><text:span text:style-name="T11">et plus généralement, réaliser toutes opérations de quelque nature qu'elles soient pouvant se rattacher, directement ou indirectement, à l’objet de l’Association.</text:span></text:p>
        </text:list-item>
      </text:list>
      <text:p text:style-name="P5"/>
      <text:p text:style-name="P5"/>
      <text:p text:style-name="P3"><text:span text:style-name="T8">ARTICLE 11 </text:span><text:span text:style-name="T9">– </text:span><text:span text:style-name="T8">RESSOURCES</text:span></text:p>
      <text:p text:style-name="P5"/>
      <text:p text:style-name="P3"><text:span text:style-name="T11">Les ressources de l’Association comprennent, notamment :</text:span></text:p>
      <text:list xml:id="list152202106206540" text:continue-numbering="true" text:style-name="WWNum5">
        <text:list-item>
          <text:p text:style-name="P12"><text:span text:style-name="T11">le montant des cotisations des membres ;</text:span></text:p>
        </text:list-item>
        <text:list-item>
          <text:p text:style-name="P12"><text:span text:style-name="T11">les dons émanant des personnes physiques ou morales ;</text:span></text:p>
        </text:list-item>
        <text:list-item>
          <text:p text:style-name="P12"><text:span text:style-name="T11">les aides publiques prévues par la Loi ;</text:span></text:p>
        </text:list-item>
        <text:list-item>
          <text:p text:style-name="P12"><text:span text:style-name="T11">les recettes issues des activités de l’Association réalisées dans le cadre de son objet ;</text:span></text:p>
        </text:list-item>
        <text:list-item>
          <text:p text:style-name="P12"><text:span text:style-name="T11">toutes autres ressources autorisées par les lois et règlements en vigueur.</text:span></text:p>
        </text:list-item>
      </text:list>
      <text:p text:style-name="P5"/>
      <text:p text:style-name="P5"/>
      <text:p text:style-name="P7"><text:span text:style-name="T6">TITRE 3 </text:span><text:span text:style-name="T7">– </text:span><text:span text:style-name="T6">GOUVERNANCE DE L'ASSOCIATION</text:span></text:p>
      <text:p text:style-name="P5"/>
      <text:p text:style-name="P3"><text:span text:style-name="T8">ARTICLE 12 </text:span><text:span text:style-name="T9">– </text:span><text:span text:style-name="T8">PRINCIPE DEMOCRATIQUE</text:span></text:p>
      <text:p text:style-name="P6"/>
      <text:p text:style-name="P3"><text:span text:style-name="T13">L'organisation et le fonctionnement de l'Association sont fondés sur le principe démocratique, lequel s'exprime par le vote des membres, notamment s'agissant de la désignation directe des dirigeants de l'Association (le Président et le Secrétaire Général).</text:span></text:p>
      <text:p text:style-name="P6"/>
      <text:p text:style-name="P3"><text:span text:style-name="T13">En outre, l'Association organise la consultation régulière de ses membres sur tout sujet relatif à son fonctionnement et ses activités.</text:span></text:p>
      <text:p text:style-name="P6"><text:soft-page-break/></text:p>
      <text:p text:style-name="P6"/>
      <text:p text:style-name="P3"><text:span text:style-name="T8">ARTICLE 13 </text:span><text:span text:style-name="T9">– </text:span><text:span text:style-name="T8">PRESIDENT</text:span></text:p>
      <text:p text:style-name="P5"/>
      <text:p text:style-name="P3"><text:span text:style-name="T13">L'Association est dirigée par un Président, personne physique.</text:span></text:p>
      <text:p text:style-name="P6"/>
      <text:p text:style-name="P3"><text:span text:style-name="T11">Le Président est désigné par décision collective de l'Assemblée Générale statuant aux conditions de quorum et de majorité prévues pour les décisions ordinaires. </text:span></text:p>
      <text:p text:style-name="P5"/>
      <text:p text:style-name="P3"><text:span text:style-name="T11">La durée de son mandat est de trois (3) ans. Par exception, le premier Président de l'Association sera désigné pour une durée expirant au 31 décembre 2017. </text:span></text:p>
      <text:p text:style-name="P5"/>
      <text:p text:style-name="P3"><text:span text:style-name="T11">Le mandat du Président est renouvelable sans limitation.</text:span></text:p>
      <text:p text:style-name="P3"><text:span text:style-name="T11">En cas d'empêchement, de décès, de démission ou de radiation du Président, il pourra être pourvu à son remplacement dans les conditions prévues pour sa nomination.</text:span></text:p>
      <text:p text:style-name="P6"/>
      <text:p text:style-name="P3"><text:span text:style-name="T11">Le Président peut démissionner de son mandat sous réserve de respecter un préavis de trente (30) jours. La démission n'est recevable que si elle est adressée au Secrétaire Général par lettre recommandée avec demande d'avis de réception, par lettre remise en mains propres contre décharge ou par courrier électronique dont il aura été accusé réception personnellement par son destinataire.</text:span></text:p>
      <text:p text:style-name="P5"/>
      <text:p text:style-name="P3"><text:span text:style-name="T11">Le Président représente l’Association et est investi des pouvoirs les plus étendus pour agir en toute circonstance au nom de l’Association dans les limites de son objet et sous réserve des pouvoirs attribués à l’Assemblée Générale.</text:span></text:p>
      <text:p text:style-name="P5"/>
      <text:p text:style-name="P3"><text:span text:style-name="T11">Il est chargé d’exécuter les décisions de l’Assemblée Générale.</text:span></text:p>
      <text:p text:style-name="P5"/>
      <text:p text:style-name="P3"><text:span text:style-name="T11">Le Président peut déléguer à toute personne de son choix, dans les conditions prévues au Règlement Intérieur, certains de ses pouvoirs pour l'exercice de fonctions spécifiques et/ou l'accomplissement de certains actes, les actes ainsi réalisés engageant l’Association tant en interne qu'à l’égard des tiers.</text:span></text:p>
      <text:p text:style-name="P5"/>
      <text:p text:style-name="P6"/>
      <text:p text:style-name="P3"><text:span text:style-name="T8">ARTICLE 14 </text:span><text:span text:style-name="T9">– </text:span><text:span text:style-name="T8">SECRETAIRE GENERAL</text:span></text:p>
      <text:p text:style-name="P5"/>
      <text:p text:style-name="P3"><text:span text:style-name="T11">Le Président peut être assisté d'un Secrétaire Général, personne physique.</text:span></text:p>
      <text:p text:style-name="P5"/>
      <text:p text:style-name="P3"><text:span text:style-name="T11">Le Secrétaire Général est désigné par décision collective de l'Assemblée Générale statuant aux conditions de quorum et de majorité prévues pour les décisions ordinaires. </text:span></text:p>
      <text:p text:style-name="P5"/>
      <text:p text:style-name="P3"><text:soft-page-break/><text:span text:style-name="T11">La durée de son mandat est de trois (3) ans. Par exception, le premier Secrétaire Général sera désigné pour une durée expirant au 31 décembre 2017. </text:span></text:p>
      <text:p text:style-name="P5"/>
      <text:p text:style-name="P3"><text:span text:style-name="T11">En cas d'empêchement, de décès, de démission ou de radiation du Secrétaire Général, il pourra être pourvu à son remplacement dans les conditions prévues pour sa nomination.</text:span></text:p>
      <text:p text:style-name="P5"/>
      <text:p text:style-name="P3"><text:span text:style-name="T11">Le Secrétaire Général peut démissionner de son mandat sous réserve de respecter un préavis de trente (30) jours. La démission n'est recevable que si elle est adressée au Président par lettre recommandée avec demande d'avis de réception, par lettre remise en mains propres contre décharge ou par courrier électronique dont il aura été accusé réception personnellement par son destinataire.</text:span></text:p>
      <text:p text:style-name="P5"/>
      <text:p text:style-name="P3"><text:span text:style-name="T11">Le Secrétaire Général anime la vie quotidienne de l'Association, veille à son organisation et à son bon fonctionnement. A ce titre, il coordonne et supervise, notamment, les fonctions d’administration générale, comptable, financière, juridique, ressources humaines, communication et relations publiques de l’Association. </text:span></text:p>
      <text:p text:style-name="P5"/>
      <text:p text:style-name="P3"><text:span text:style-name="T11">Le Secrétaire Général se coordonne avec le Président pour l'exécution de ses fonctions et le tient régulièrement informé de ses actions.</text:span></text:p>
      <text:p text:style-name="P5"/>
      <text:p text:style-name="P3"><text:span text:style-name="T11">Le Secrétaire Général dispose, au même titre que le Président, des pouvoirs les plus étendus pour agir en toute circonstance au nom de l’Association dans les limites de son objet et sous réserve des pouvoirs attribués au Président et à l’Assemblée Générale.</text:span></text:p>
      <text:p text:style-name="P5"/>
      <text:p text:style-name="P3"><text:span text:style-name="T11">Le Secrétaire Général peut déléguer à toute personne de son choix, dans les conditions prévues au Règlement Intérieur, certains de ses pouvoirs pour l'exercice de fonctions spécifiques et/ou l'accomplissement de certains actes, les actes ainsi réalisés engageant l’Association tant en interne qu'à l’égard des tiers.</text:span></text:p>
      <text:p text:style-name="P6"/>
      <text:p text:style-name="P6"/>
      <text:p text:style-name="P3"><text:span text:style-name="T8">ARTICLE 15 </text:span><text:span text:style-name="T9">– </text:span><text:span text:style-name="T8">GESTION BENEVOLE ET DESINTERESSEE</text:span></text:p>
      <text:p text:style-name="P5"/>
      <text:p text:style-name="P3"><text:span text:style-name="T11">Les fonctions de dirigeants de l'Association (Président et Secrétaire Général) sont gratuites.</text:span></text:p>
      <text:p text:style-name="P5"/>
      <text:p text:style-name="P3"><text:span text:style-name="T11">Le Président et le Secrétaire Général peuvent toutefois être remboursés des frais de représentation et de déplacement qu'ils ont, le cas échéant, exposés dans l'intérêt de l’Association, sur présentation de justificatifs. </text:span></text:p>
      <text:p text:style-name="P5"/>
      <text:p text:style-name="P6"/>
      <text:p text:style-name="P3"><text:span text:style-name="T8">ARTICLE 16 </text:span><text:span text:style-name="T9">– </text:span><text:span text:style-name="T8">COMITES</text:span></text:p>
      <text:p text:style-name="P5"><text:soft-page-break/></text:p>
      <text:p text:style-name="P3"><text:span text:style-name="T11">Le Président pourra, le cas échéant, décider d'instituer un ou plusieurs comité(s) </text:span><text:span text:style-name="T14">ad hoc</text:span><text:span text:style-name="T11">, afin de favoriser la réalisation par l'Association de son objet (les "</text:span><text:span text:style-name="T12">Comités</text:span><text:span text:style-name="T11">").</text:span></text:p>
      <text:p text:style-name="P5"/>
      <text:p text:style-name="P3"><text:span text:style-name="T11">Les Comités interviendront dans la limite des missions spécifiques définies et confiées par le Président.</text:span></text:p>
      <text:p text:style-name="P5"/>
      <text:p text:style-name="P3"><text:span text:style-name="T11">La création des Comités et les membres qui les composent seront déterminés librement par le Président.</text:span></text:p>
      <text:p text:style-name="P5"/>
      <text:p text:style-name="P5"/>
      <text:p text:style-name="P3"><text:span text:style-name="T8">ARTICLE 17 </text:span><text:span text:style-name="T9">– </text:span><text:span text:style-name="T8">ASSEMBLEES GENERALES</text:span></text:p>
      <text:p text:style-name="P5"/>
      <text:p text:style-name="P3"><text:span text:style-name="T11">Les Assemblées Générales comprennent tous les membres de l'Association, à jour de leur cotisation.</text:span></text:p>
      <text:p text:style-name="P6"/>
      <text:p text:style-name="P3"><text:span text:style-name="T11">17.1. </text:span><text:span text:style-name="T10">Modalités de consultation</text:span></text:p>
      <text:p text:style-name="P5"/>
      <text:p text:style-name="P3"><text:span text:style-name="T11">Les Assemblées Générales se réuniront à l'initiative du Président ou du Secrétaire Général avec un préavis d’au moins huit (8) jours (ou un préavis plus court en cas d'urgence).</text:span></text:p>
      <text:p text:style-name="P5"/>
      <text:p text:style-name="P3"><text:span text:style-name="T11">Les Assemblées Générales seront convoquées par tous moyens, notamment par courrier électronique, avis figurant sur le site web de l'Association ou lettre simple.</text:span></text:p>
      <text:p text:style-name="P5"/>
      <text:p text:style-name="P3"><text:span text:style-name="T11">L’ordre du jour sera défini par l'auteur de la convocation et la convocation devra être accompagnée du texte des résolutions proposées ainsi que, le cas échéant, des documents et rapports nécessaires à l'information des membres de l’Association. </text:span></text:p>
      <text:p text:style-name="P5"/>
      <text:p text:style-name="P3"><text:span text:style-name="T11">Les Assemblées Générales ne pourront statuer que sur les questions mises à l’ordre du jour. Si dix (10) membres au moins de l’Association désirent voir mis à l’ordre du jour d’une Assemblée Générale une question particulière, ils doivent en faire la demande, conjointement, au Président, par lettre recommandée avec demande d’avis de réception, reçue par l’Association au moins quatre (4) jours avant la date prévue pour la tenue de ladite assemblée.</text:span></text:p>
      <text:p text:style-name="P5"/>
      <text:p text:style-name="P3"><text:span text:style-name="T11">Les Assemblées Générales se tiendront au siège social de l’Association ou à tout autre lieu choisi par l’auteur de la convocation. Elles pourront également se tenir par voie de conférence téléphonique, conférence audiovisuelle, consultation écrite, consultation électronique ou consultation en ligne.</text:span></text:p>
      <text:p text:style-name="P5"/>
      <text:p text:style-name="P3"><text:span text:style-name="T11">Toutes les délibérations tenues en Assemblées Générales sont prises à main levée, sauf si le Président, le Secrétaire Général ou plus de la moitié des membres présents ou représentés réclament un vote à bulletin secret. </text:span></text:p>
      <text:p text:style-name="P5"><text:soft-page-break/></text:p>
      <text:p text:style-name="P3"><text:span text:style-name="T11">Le vote par procuration est admis, dans la limite de deux (2) pouvoirs par membre. Les pouvoirs en blanc seront considérés comme donnés dans le sens du vote pris par le Président.</text:span></text:p>
      <text:p text:style-name="P5"/>
      <text:p text:style-name="P3"><text:span text:style-name="T11">En cas de consultation des membres de l’Association organisée autrement qu'en Assemblée Générale, notamment par voie de consultation écrite ou électronique ou de mise en ligne d'une consultation sur le site web de l'Association :</text:span></text:p>
      <text:p text:style-name="P5"/>
      <text:list xml:id="list6861607697655865571" text:style-name="WWNum19">
        <text:list-item>
          <text:p text:style-name="P16"><text:span text:style-name="T11">les conditions de quorum et de majorité pour la validité de la consultation seront strictement identiques à celles requises pour la tenue d'une Assemblée Générale Ordinaire ou d'une Assemblée Générale Extraordinaire, selon le type de décisions soumises au vote des membres ;</text:span></text:p>
        </text:list-item>
      </text:list>
      <text:p text:style-name="P17"/>
      <text:list xml:id="list152201359380388" text:continue-numbering="true" text:style-name="WWNum19">
        <text:list-item>
          <text:p text:style-name="P16"><text:span text:style-name="T11">les membres de l'Association devront transmettre leur vote selon les modalités précisées dans la consultation (par courrier électronique, formulaire en ligne dédié, application dédiée, lettre simple, télécopie…) au plus tard à la date fixée par l'auteur de la consultation pour la décision collective, la date d’envoi ou de validation électronique faisant foi. </text:span></text:p>
        </text:list-item>
      </text:list>
      <text:p text:style-name="P17"/>
      <text:p text:style-name="P3"><text:span text:style-name="T11">Le vote transmis par chacun des membres est définitif.</text:span></text:p>
      <text:p text:style-name="P5"/>
      <text:p text:style-name="P3"><text:span text:style-name="T11">Tout membre qui s'abstient d'émettre un vote sur une résolution ou qui n’a pas répondu dans le délai imparti est réputé avoir émis un vote positif sur la(les) résolution(s) proposée(s).</text:span></text:p>
      <text:p text:style-name="P5"/>
      <text:p text:style-name="P3"><text:span text:style-name="T11">Les décisions des Assemblées Générales et des consultations s’imposent à tous les membres de l’Association.</text:span></text:p>
      <text:p text:style-name="P6"/>
      <text:p text:style-name="P3"><text:span text:style-name="T11">17.2. </text:span><text:span text:style-name="T10">Assemblée Générale Ordinaire</text:span></text:p>
      <text:p text:style-name="P5"/>
      <text:p text:style-name="P3"><text:span text:style-name="T11">L'Assemblée Générale Ordinaire se réunira au moins une (1) fois par an. </text:span></text:p>
      <text:p text:style-name="P5"/>
      <text:p text:style-name="P3"><text:span text:style-name="T11">Le Président ou le Secrétaire Général préside l'Assemblée. </text:span></text:p>
      <text:p text:style-name="P5"/>
      <text:p text:style-name="P3"><text:span text:style-name="T11">Le président de séance expose la situation morale et les activités de l'Association. </text:span></text:p>
      <text:p text:style-name="P5"/>
      <text:p text:style-name="P3"><text:span text:style-name="T11">Le trésorier rend compte de sa gestion et soumet les comptes annuels (bilan, compte de résultat et annexe) à l'approbation de l'Assemblée Générale.</text:span></text:p>
      <text:p text:style-name="P5"/>
      <text:p text:style-name="P3"><text:span text:style-name="T11">L'Assemblée Générale Ordinaire ne pourra valablement délibérer que si le quart au moins des membres sont présents ou représentés sur première convocation. Sur deuxième convocation, aucun quorum ne sera requis.</text:span></text:p>
      <text:p text:style-name="P5"/>
      <text:p text:style-name="P3"><text:soft-page-break/><text:span text:style-name="T11">Les décisions des assemblées générales ordinaires sont prises à la majorité simple des membres présents ou représentés. En cas de partage des voix, la voix du Président sera prépondérante. </text:span></text:p>
      <text:p text:style-name="P5"/>
      <text:p text:style-name="P3"><text:span text:style-name="T11">17.3. </text:span><text:span text:style-name="T10">Assemblée Générale Extraordinaire</text:span></text:p>
      <text:p text:style-name="P5"/>
      <text:p text:style-name="P3"><text:span text:style-name="T11">L’Assemblée Générale Extraordinaire a compétence exclusive pour :</text:span></text:p>
      <text:list xml:id="list2543910525503741418" text:style-name="WWNum7">
        <text:list-item>
          <text:p text:style-name="P13"><text:span text:style-name="T11">toute modification statutaire ;</text:span></text:p>
        </text:list-item>
        <text:list-item>
          <text:p text:style-name="P13"><text:span text:style-name="T11">décider la dissolution de l’Association ;</text:span></text:p>
        </text:list-item>
        <text:list-item>
          <text:p text:style-name="P13"><text:span text:style-name="T11">décider de l’attribution des biens de l’Association ou sa fusion avec tout autre organisme à but non lucratif, d'intérêt général ou d'utilité publique poursuivant un objet identique ou similaire.</text:span></text:p>
        </text:list-item>
      </text:list>
      <text:p text:style-name="P5"/>
      <text:p text:style-name="P3"><text:span text:style-name="T11">L’Assemblée Générale Extraordinaire se réunira aussi souvent que les décisions à soumettre au vote des membres de l’Association l’exigent.</text:span></text:p>
      <text:p text:style-name="P5"/>
      <text:p text:style-name="P3"><text:span text:style-name="T11">Le Président ou le Secrétaire Général préside l'Assemblée. </text:span></text:p>
      <text:p text:style-name="P5"/>
      <text:p text:style-name="P3"><text:span text:style-name="T11">L’Assemblée Générale Extraordinaire ne pourra valablement délibérer que si la moitié au moins des membres sont présents ou représentés sur première convocation. Sur deuxième convocation, aucun quorum ne sera requis.</text:span></text:p>
      <text:p text:style-name="P5"/>
      <text:p text:style-name="P3"><text:span text:style-name="T11">Les décisions des Assemblées Générales Extraordinaires sont prises à la majorité des deux tiers des membres présents ou représentés, en ce compris le vote favorable du Président et du Secrétaire Général. En cas de partage des voix, la voix du Président sera prépondérante. </text:span></text:p>
      <text:p text:style-name="P5"/>
      <text:p text:style-name="P3"><text:span text:style-name="T11">17.4. </text:span><text:span text:style-name="T10">Constatation des délibérations des Assemblées Générales et communication du résultat des consultations</text:span></text:p>
      <text:p text:style-name="P5"/>
      <text:p text:style-name="P3"><text:span text:style-name="T11">Les délibérations des Assemblées Générales sont constatées par des procès-verbaux signés par le Président ou le Secrétaire Général et par l’un des membres présents. Les procès-verbaux seront mis en ligne sur le site web de l'Association.</text:span></text:p>
      <text:p text:style-name="P5"/>
      <text:p text:style-name="P3"><text:span text:style-name="T11">Ces procès-verbaux doivent comporter les mentions suivantes :</text:span></text:p>
      <text:p text:style-name="P18"><text:span text:style-name="T11">- <text:s/><text:tab/>la liste des documents et rapports communiqués aux membres ;</text:span></text:p>
      <text:p text:style-name="P18"><text:span text:style-name="T11">- <text:s/><text:tab/>le texte des résolutions proposées au vote ;</text:span></text:p>
      <text:p text:style-name="P18"><text:span text:style-name="T11">- <text:s/><text:tab/>le résultat des votes.</text:span></text:p>
      <text:p text:style-name="P5"/>
      <text:p text:style-name="P3"><text:span text:style-name="T11">Les feuilles de présence aux Assemblées Générales doivent être conservées au siège social, avec en annexe, le cas échéant, les pouvoirs y relatifs.</text:span></text:p>
      <text:p text:style-name="P6"/>
      <text:p text:style-name="P3"><text:span text:style-name="T11">En cas de consultation organisée autrement qu'en Assemblée, le Président doit porter à la connaissance de chacun des membres de l’Association le résultat de </text:span><text:soft-page-break/><text:span text:style-name="T11">cette consultation par tous moyens, notamment courrier électronique, mise en ligne sur le site web de l’Association, lettre simple, télécopie…, au plus tard dans les trente (30) jours de l’expiration du délai de réponse fixé par l’auteur de la consultation.</text:span></text:p>
      <text:p text:style-name="P5"/>
      <text:p text:style-name="P5"/>
      <text:p text:style-name="P3"><text:span text:style-name="T8">ARTICLE 18 </text:span><text:span text:style-name="T9">– </text:span><text:span text:style-name="T8">REGLEMENT INTERIEUR</text:span></text:p>
      <text:p text:style-name="P5"/>
      <text:p text:style-name="P3"><text:span text:style-name="T11">Un règlement intérieur peut, le cas échéant, être établi par le Président.</text:span></text:p>
      <text:p text:style-name="P5"/>
      <text:p text:style-name="P3"><text:span text:style-name="T11">Ce règlement est destiné à préciser certains points non définis aux statuts, notamment ceux qui ont trait à l’administration interne de l’Association.</text:span></text:p>
      <text:p text:style-name="P5"/>
      <text:p text:style-name="P5"/>
      <text:p text:style-name="P3"><text:span text:style-name="T8">ARTICLE 19 </text:span><text:span text:style-name="T9">– </text:span><text:span text:style-name="T8">TRANSPARENCE FINANCIERE</text:span></text:p>
      <text:p text:style-name="P5"/>
      <text:p text:style-name="P3"><text:span text:style-name="T11">Les comptes de l'Association sont accessibles à tous les membres ainsi qu'à toute administration dans les conditions définies par les lois et règlements en vigueur.</text:span></text:p>
      <text:p text:style-name="P5"/>
      <text:p text:style-name="P5"/>
      <text:p text:style-name="P3"><text:span text:style-name="T8">ARTICLE 20 </text:span><text:span text:style-name="T9">– </text:span><text:span text:style-name="T8">DISSOLUTION</text:span></text:p>
      <text:p text:style-name="P5"/>
      <text:p text:style-name="P3"><text:span text:style-name="T11">En cas de dissolution de l'Association prononcée par l'Assemblée Générale Extraordinaire, un ou plusieurs liquidateurs sont nommés par ladite Assemblée, et l'actif, s'il y a lieu, est dévolu conformément aux dispositions de l’article 9 de la loi du 1</text:span><text:span text:style-name="T15">er</text:span><text:span text:style-name="T11"> juillet 1901 et au décret du 16 août 1901.</text:span></text:p>
      <text:p text:style-name="P5"/>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Wingdings" svg:font-family="Wingdings" style:font-charset="x-symbol"/>
    <style:font-face style:name="Symbol" svg:font-family="Symbol" style:font-adornments="Regular" style:font-pitch="variable" style:font-charset="x-symbol"/>
    <style:font-face style:name="Calibri1" svg:font-family="Calibri" style:font-family-generic="swiss"/>
    <style:font-face style:name="FreeSans1" svg:font-family="FreeSans" style:font-family-generic="swiss"/>
    <style:font-face style:name="Courier New" svg:font-family="'Courier New'" style:font-adornments="Regular" style:font-family-generic="modern" style:font-pitch="fixed"/>
    <style:font-face style:name="Arial" svg:font-family="Arial" style:font-family-generic="roman" style:font-pitch="variable"/>
    <style:font-face style:name="Calibri" svg:font-family="Calibri" style:font-family-generic="roman" style:font-pitch="variable"/>
    <style:font-face style:name="Times New Roman" svg:font-family="'Times New Roman'" style:font-family-generic="roman" style:font-pitch="variable"/>
    <style:font-face style:name="Trebuchet MS" svg:font-family="'Trebuchet MS'"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imes New Roman1" svg:font-family="'Times New Roman'" style:font-family-generic="system" style:font-pitch="variable"/>
    <style:font-face style:name="Trebuchet MS1" svg:font-family="'Trebuchet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fo:color="#000000" style:font-name="Arial" fo:font-size="11pt" fo:language="fr" fo:country="FR" style:letter-kerning="true" style:font-name-asian="Arial1" style:font-size-asian="11pt" style:language-asian="fr" style:country-asian="FR" style:font-name-complex="Arial1"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0.5in" style:writing-mode="page"/>
      <style:text-properties fo:color="#000000" style:font-name="Arial" fo:font-size="11pt" fo:language="fr" fo:country="FR" style:letter-kerning="true" style:font-name-asian="Arial1" style:font-size-asian="11pt" style:language-asian="fr" style:country-asian="FR" style:font-name-complex="Arial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line-height="100%" fo:text-align="justify" style:justify-single-word="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default-outline-level="1"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6pt" style:font-name-asian="Trebuchet MS1" style:font-family-asian="'Trebuchet MS'" style:font-family-generic-asian="system" style:font-pitch-asian="variable" style:font-size-asian="16pt" style:font-name-complex="Trebuchet MS1" style:font-family-complex="'Trebuchet MS'" style:font-family-generic-complex="system" style:font-pitch-complex="variable"/>
    </style:style>
    <style:style style:name="Heading_20_2" style:display-name="Heading 2" style:family="paragraph" style:default-outline-level="2" style:list-style-name="" style:class="text">
      <style:paragraph-properties fo:margin-top="0.139in" fo:margin-bottom="0in" style:contextual-spacing="true" fo:keep-together="always" fo:keep-with-next="always"/>
      <style:text-properties style:font-name="Trebuchet MS" fo:font-family="'Trebuchet MS'" style:font-family-generic="roman" style:font-pitch="variable" fo:font-size="13pt" fo:font-weight="bold" style:font-name-asian="Trebuchet MS1" style:font-family-asian="'Trebuchet MS'" style:font-family-generic-asian="system" style:font-pitch-asian="variable" style:font-size-asian="13pt" style:font-weight-asian="bold" style:font-name-complex="Trebuchet MS1" style:font-family-complex="'Trebuchet MS'" style:font-family-generic-complex="system" style:font-pitch-complex="variable"/>
    </style:style>
    <style:style style:name="Heading_20_3" style:display-name="Heading 3" style:family="paragraph" style:default-outline-level="3"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ize="12pt" fo:font-weight="bold" style:font-name-asian="Trebuchet MS1" style:font-family-asian="'Trebuchet MS'" style:font-family-generic-asian="system" style:font-pitch-asian="variable" style:font-size-asian="12pt" style:font-weight-asian="bold" style:font-name-complex="Trebuchet MS1" style:font-family-complex="'Trebuchet MS'" style:font-family-generic-complex="system" style:font-pitch-complex="variable"/>
    </style:style>
    <style:style style:name="Heading_20_4" style:display-name="Heading 4" style:family="paragraph" style:default-outline-level="4"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text-underline-style="solid" style:text-underline-width="auto" style:text-underline-color="font-color"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5" style:display-name="Heading 5" style:family="paragraph" style:default-outline-level="5"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style:font-name-asian="Trebuchet MS1" style:font-family-asian="'Trebuchet MS'" style:font-family-generic-asian="system" style:font-pitch-asian="variable" style:font-name-complex="Trebuchet MS1" style:font-family-complex="'Trebuchet MS'" style:font-family-generic-complex="system" style:font-pitch-complex="variable"/>
    </style:style>
    <style:style style:name="Heading_20_6" style:display-name="Heading 6" style:family="paragraph" style:default-outline-level="6" style:list-style-name="" style:class="text">
      <style:paragraph-properties fo:margin-top="0.111in" fo:margin-bottom="0in" style:contextual-spacing="true" fo:keep-together="always" fo:keep-with-next="always"/>
      <style:text-properties fo:color="#666666" style:font-name="Trebuchet MS" fo:font-family="'Trebuchet MS'" style:font-family-generic="roman" style:font-pitch="variable" fo:font-style="italic" style:font-name-asian="Trebuchet MS1" style:font-family-asian="'Trebuchet MS'" style:font-family-generic-asian="system" style:font-pitch-asian="variable" style:font-style-asian="italic" style:font-name-complex="Trebuchet MS1" style:font-family-complex="'Trebuchet MS'" style:font-family-generic-complex="system" style:font-pitch-complex="variable"/>
    </style:style>
    <style:style style:name="normal" style:family="paragraph" style:default-outline-level="">
      <style:paragraph-properties fo:text-align="start" style:justify-single-word="false" fo:orphans="2" fo:widows="2" style:writing-mode="lr-tb"/>
    </style:style>
    <style:style style:name="Title" style:family="paragraph" style:parent-style-name="normal" style:default-outline-level="" style:class="chapter">
      <style:paragraph-properties fo:margin-top="0in" fo:margin-bottom="0in" style:contextual-spacing="true" fo:keep-together="always" fo:keep-with-next="always"/>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Subtitle" style:family="paragraph" style:parent-style-name="normal" style:default-outline-level="" style:class="chapter">
      <style:paragraph-properties fo:margin-top="0in" fo:margin-bottom="0.139in" style:contextual-spacing="true" fo:keep-together="always" fo:keep-with-next="always"/>
      <style:text-properties fo:color="#666666" style:font-name="Trebuchet MS" fo:font-family="'Trebuchet MS'" style:font-family-generic="roman" style:font-pitch="variable" fo:font-size="13pt" fo:font-style="italic" style:font-name-asian="Trebuchet MS1" style:font-family-asian="'Trebuchet MS'" style:font-family-generic-asian="system" style:font-pitch-asian="variable" style:font-size-asian="13pt" style:font-style-asian="italic" style:font-name-complex="Trebuchet MS1" style:font-family-complex="'Trebuchet MS'" style:font-family-generic-complex="system" style:font-pitch-complex="variable"/>
    </style:style>
    <style:style style:name="Head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Footer" style:family="paragraph" style:parent-style-name="Standard" style:default-outline-level="" style:class="extra">
      <style:paragraph-properties fo:line-height="100%">
        <style:tab-stops>
          <style:tab-stop style:position="3.15in" style:type="center"/>
          <style:tab-stop style:position="6.3in" style:type="right"/>
        </style:tab-stops>
      </style:paragraph-properties>
    </style:style>
    <style:style style:name="TxBr_5f_p3" style:display-name="TxBr_p3" style:family="paragraph" style:parent-style-name="Standard" style:default-outline-level="">
      <style:paragraph-properties style:line-height-at-least="0.1665in" fo:text-align="justify" style:justify-single-word="false" fo:orphans="0" fo:widows="0">
        <style:tab-stops>
          <style:tab-stop style:position="0.1417in"/>
        </style:tab-stops>
      </style:paragraph-properties>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List_20_Paragraph" style:display-name="List Paragraph" style:family="paragraph" style:parent-style-name="Standard" style:default-outline-level="">
      <style:paragraph-properties fo:margin-left="0.5in" fo:margin-right="0in" fo:margin-top="0in" fo:margin-bottom="0in" style:contextual-spacing="true" fo:line-height="100%" fo:text-indent="0in" style:auto-text-indent="false"/>
      <style:text-properties fo:color="#00000a" style:font-name="Times New Roman" fo:font-family="'Times New Roman'" style:font-family-generic="roman" style:font-pitch="variable" fo:font-size="10pt" style:font-size-asian="10pt" style:font-name-complex="Times New Roman1" style:font-family-complex="'Times New Roman'" style:font-family-generic-complex="system" style:font-pitch-complex="variable"/>
    </style:style>
    <style:style style:name="Normal_20__28_Web_29_" style:display-name="Normal (Web)" style:family="paragraph" style:parent-style-name="Standard" style:default-outline-level="">
      <style:paragraph-properties fo:margin-top="0in" fo:margin-bottom="0.1945in" style:contextual-spacing="false"/>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Frame_20_contents" style:display-name="Frame contents" style:family="paragraph" style:parent-style-name="Standard" style:class="extra"/>
    <style:style style:name="Default_20_Paragraph_20_Font" style:display-name="Default Paragraph Font" style:family="text"/>
    <style:style style:name="En-tête_20_Car" style:display-name="En-tête Car" style:family="text" style:parent-style-name="Default_20_Paragraph_20_Font"/>
    <style:style style:name="Pied_20_de_20_page_20_Car" style:display-name="Pied de page Car" style:family="text" style:parent-style-name="Default_20_Paragraph_20_Font"/>
    <style:style style:name="Corps_20_de_20_texte_20_Car" style:display-name="Corps de texte Car" style:family="text" style:parent-style-name="Default_20_Paragraph_20_Font">
      <style:text-properties fo:color="#00000a"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style>
    <style:style style:name="Titre_20_Car" style:display-name="Titre Car" style:family="text" style:parent-style-name="Default_20_Paragraph_20_Font">
      <style:text-properties style:font-name="Trebuchet MS" fo:font-family="'Trebuchet MS'" style:font-family-generic="roman" style:font-pitch="variable" fo:font-size="21pt" style:font-name-asian="Trebuchet MS1" style:font-family-asian="'Trebuchet MS'" style:font-family-generic-asian="system" style:font-pitch-asian="variable" style:font-size-asian="21pt" style:font-name-complex="Trebuchet MS1" style:font-family-complex="'Trebuchet MS'" style:font-family-generic-complex="system" style:font-pitch-complex="variable"/>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font-name-asian="Calibri2" style:font-family-asian="Calibri" style:font-family-generic-asian="system" style:font-pitch-asian="variable" style:font-name-complex="Calibri2" style:font-family-complex="Calibri" style:font-family-generic-complex="system" style:font-pitch-complex="variable"/>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2" style:num-prefix="(" style:num-suffix=") "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prefix="(" style:num-suffix=") "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prefix="(" style:num-suffix=") "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prefix="(" style:num-suffix=") "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prefix="(" style:num-suffix=") "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prefix="(" style:num-suffix=") "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prefix="(" style:num-suffix=") "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prefix="(" style:num-suffix=") "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prefix="(" style:num-suffix=") "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1" style:num-prefix="(" style:num-suffix=")" style:num-format="a">
        <style:list-level-properties text:list-level-position-and-space-mode="label-alignment">
          <style:list-level-label-alignment text:label-followed-by="listtab" fo:text-indent="0.25in" fo:margin-left="0.5in"/>
        </style:list-level-properties>
      </text:list-level-style-number>
      <text:list-level-style-number text:level="2" text:style-name="ListLabel_20_1" style:num-suffix="."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number text:level="2" text:style-name="ListLabel_20_1" style:num-prefix="(" style:num-suffix=") "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prefix="(" style:num-suffix=") "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prefix="(" style:num-suffix=") "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prefix="(" style:num-suffix=") "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prefix="(" style:num-suffix=") "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prefix="(" style:num-suffix=") "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prefix="(" style:num-suffix=") "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prefix="(" style:num-suffix=") "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number text:level="2" text:style-name="ListLabel_20_1" style:num-suffix="."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number text:level="2" text:style-name="ListLabel_20_1" style:num-suffix="." style:num-format="i">
        <style:list-level-properties text:list-level-position-and-space-mode="label-alignment">
          <style:list-level-label-alignment text:label-followed-by="listtab" fo:text-indent="0.75in" fo:margin-left="1in"/>
        </style:list-level-properties>
      </text:list-level-style-number>
      <text:list-level-style-number text:level="3" text:style-name="ListLabel_20_1" style:num-suffix="." style:num-format="1">
        <style:list-level-properties text:list-level-position-and-space-mode="label-alignment" fo:text-align="end">
          <style:list-level-label-alignment text:label-followed-by="listtab" fo:text-indent="1.25in" fo:margin-left="1.5in"/>
        </style:list-level-properties>
      </text:list-level-style-number>
      <text:list-level-style-number text:level="4" text:style-name="ListLabel_20_1" style:num-suffix="." style:num-format="a">
        <style:list-level-properties text:list-level-position-and-space-mode="label-alignment">
          <style:list-level-label-alignment text:label-followed-by="listtab" fo:text-indent="1.75in" fo:margin-left="2in"/>
        </style:list-level-properties>
      </text:list-level-style-number>
      <text:list-level-style-number text:level="5" text:style-name="ListLabel_20_1" style:num-suffix="." style:num-format="i">
        <style:list-level-properties text:list-level-position-and-space-mode="label-alignment">
          <style:list-level-label-alignment text:label-followed-by="listtab" fo:text-indent="2.25in" fo:margin-left="2.5in"/>
        </style:list-level-properties>
      </text:list-level-style-number>
      <text:list-level-style-number text:level="6" text:style-name="ListLabel_20_1" style:num-suffix="." style:num-format="1">
        <style:list-level-properties text:list-level-position-and-space-mode="label-alignment" fo:text-align="end">
          <style:list-level-label-alignment text:label-followed-by="listtab" fo:text-indent="2.75in" fo:margin-left="3in"/>
        </style:list-level-properties>
      </text:list-level-style-number>
      <text:list-level-style-number text:level="7" text:style-name="ListLabel_20_1" style:num-suffix="." style:num-format="a">
        <style:list-level-properties text:list-level-position-and-space-mode="label-alignment">
          <style:list-level-label-alignment text:label-followed-by="listtab" fo:text-indent="3.25in" fo:margin-left="3.5in"/>
        </style:list-level-properties>
      </text:list-level-style-number>
      <text:list-level-style-number text:level="8" text:style-name="ListLabel_20_1" style:num-suffix="." style:num-format="i">
        <style:list-level-properties text:list-level-position-and-space-mode="label-alignment">
          <style:list-level-label-alignment text:label-followed-by="listtab" fo:text-indent="3.75in" fo:margin-left="4in"/>
        </style:list-level-properties>
      </text:list-level-style-number>
      <text:list-level-style-number text:level="9" text:style-name="ListLabel_20_1" style:num-suffix="." style:num-format="1">
        <style:list-level-properties text:list-level-position-and-space-mode="label-alignment" fo:text-align="end">
          <style:list-level-label-alignment text:label-followed-by="listtab" fo:text-indent="4.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1" style:num-suffix="" text:bullet-char="">
        <style:list-level-properties text:list-level-position-and-space-mode="label-alignment">
          <style:list-level-label-alignment text:label-followed-by="listtab" fo:text-indent="0.75in" fo:margin-left="1in"/>
        </style:list-level-properties>
        <style:text-properties style:font-name="Wingdings"/>
      </text:list-level-style-bullet>
      <text:list-level-style-bullet text:level="2" text:style-name="ListLabel_20_1" style:num-suffix="-" text:bullet-char="-">
        <style:list-level-properties text:list-level-position-and-space-mode="label-alignment">
          <style:list-level-label-alignment text:label-followed-by="listtab" fo:text-indent="1.25in" fo:margin-left="1.5in"/>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1.75in" fo:margin-left="2in"/>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2.25in" fo:margin-left="2.5in"/>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2.75in" fo:margin-left="3in"/>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3.25in" fo:margin-left="3.5in"/>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3.75in" fo:margin-left="4in"/>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4.25in" fo:margin-left="4.5in"/>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4.7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1965in" fo:margin-left="0.1965in"/>
        </style:list-level-properties>
        <style:text-properties style:font-name="Symbol"/>
      </text:list-level-style-bullet>
      <text:list-level-style-bullet text:level="2" text:style-name="ListLabel_20_4" style:num-suffix="-" text:bullet-char="-">
        <style:list-level-properties text:list-level-position-and-space-mode="label-alignment">
          <style:list-level-label-alignment text:label-followed-by="listtab" text:list-tab-stop-position="1in" fo:text-indent="-0.25in" fo:margin-left="1in"/>
        </style:list-level-properties>
        <style:text-properties fo:font-family="'Times New Roman'" style:font-style-name="Regular" style:font-family-generic="roman" style:font-pitch="variable"/>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Calibri1"/>
      </text:list-level-style-bullet>
      <text:list-level-style-bullet text:level="2" text:style-name="ListLabel_20_3"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3"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Frame_20_contents">
      <style:paragraph-properties fo:text-align="center" style:justify-single-word="false" fo:padding-left="0in" fo:padding-right="0in" fo:padding-top="0.0138in" fo:padding-bottom="0in" fo:border-left="none" fo:border-right="none" fo:border-top="0.51pt solid #7f7f7f" fo:border-bottom="none"/>
      <style:text-properties fo:color="#00000a" style:font-name="Calibri"/>
    </style:style>
    <style:style style:name="MT1" style:family="text">
      <style:text-properties style:font-name="Calibri" style:font-size-complex="11pt"/>
    </style:style>
    <style:style style:name="Mfr1" style:family="graphic" style:parent-style-name="Frame">
      <style:graphic-properties fo:margin-left="0.1252in" fo:margin-right="0.1252in" fo:margin-top="0in" fo:margin-bottom="0in" style:run-through="background" style:wrap="run-through" style:number-wrapped-paragraphs="no-limit" style:vertical-pos="middle" style:vertical-rel="paragraph" style:horizontal-pos="center" style:horizontal-rel="paragraph" draw:fill="none" fo:padding-left="0.1in" fo:padding-right="0.1in" fo:padding-top="0in" fo:padding-bottom="0in" fo:border="0.06pt solid #000000"/>
    </style:style>
    <style:page-layout style:name="Mpm1">
      <style:page-layout-properties fo:page-width="8.5in" fo:page-height="11in" style:num-format="1" style:print-orientation="portrait" fo:margin-top="0.5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0.5in" fo:margin-bottom="0.5in" fo:margin-left="1in" fo:margin-right="1in" fo:background-color="#ffffff" style:writing-mode="lr-tb" style:layout-grid-color="#c0c0c0" style:layout-grid-lines="2413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background-image/>
        <style:footnote-sep style:width="0.0071in" style:distance-before-sep="0.0398in" style:distance-after-sep="0.0398in" style:line-style="solid" style:adjustment="left" style:rel-width="0%" style:color="#000000"/>
      </style:page-layout-properties>
      <style:header-style>
        <style:header-footer-properties fo:min-height="0.5in" fo:margin-left="0in" fo:margin-right="0in" fo:margin-bottom="0.4602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text:span text:style-name="MT1">democratech | Statuts</text:span><draw:frame draw:style-name="Mfr1" text:anchor-type="char" svg:width="0.6189in" svg:height="0.2098in" draw:z-index="8"><draw:text-box><text:p text:style-name="MP2"><text:page-number text:select-page="current">10</text:page-number></text:p></draw:text-box></draw:frame></text:p>
        <text:p text:style-name="Header"><text:span text:style-name="MT1">_____________________________________________________________________________________</text:span></text:p>
      </style:header>
      <style:header-first>
        <text:p text:style-name="MP1"><text:span text:style-name="MT1">democratech | Statuts</text:span><draw:frame draw:style-name="Mfr1" text:anchor-type="char" svg:width="0.6189in" svg:height="0.2098in" draw:z-index="18"><draw:text-box><text:p text:style-name="MP2"><text:page-number text:select-page="current">1</text:page-number></text:p></draw:text-box></draw:frame></text:p>
        <text:p text:style-name="Header"><text:span text:style-name="MT1">_____________________________________________________________________________________</text:span></text:p>
      </style:header-first>
      <style:footer>
        <text:p text:style-name="Footer"><draw:frame draw:style-name="Mfr1" text:anchor-type="char" svg:width="0.6189in" svg:height="0.2098in" draw:z-index="17"><draw:text-box><text:p text:style-name="MP2"><text:page-number text:select-page="current">10</text:page-number></text:p></draw:text-box></draw:frame></text:p>
      </style:footer>
      <style:footer-first>
        <text:p text:style-name="Footer"><draw:frame draw:style-name="Mfr1" text:anchor-type="char" svg:width="0.6189in" svg:height="0.2098in" draw:z-index="19"><draw:text-box><text:p text:style-name="MP2"><text:page-number text:select-page="current">1</text:page-number></text:p></draw:text-box></draw:frame></text:p>
      </style:footer-first>
    </style:master-page>
    <style:master-page style:name="First_20_Page" style:display-name="First Page" style:page-layout-name="Mpm2" style:next-style-name="Standard">
      <style:header>
        <text:p text:style-name="Header"/>
      </style:header>
      <style:header-first>
        <text:p text:style-name="Header"/>
      </style:header-first>
      <style:footer>
        <text:p text:style-name="Footer"/>
      </style:footer>
      <style:footer-first>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avid</meta:initial-creator>
    <dc:creator>David Guez, Oxeolya</dc:creator>
    <meta:editing-cycles>21</meta:editing-cycles>
    <meta:creation-date>2015-08-10T16:34:00</meta:creation-date>
    <dc:date>2015-08-25T09:01:00</dc:date>
    <meta:editing-duration>PT4M5S</meta:editing-duration>
    <meta:generator>LibreOffice/4.2.8.2$Linux_X86_64 LibreOffice_project/420m0$Build-2</meta:generator>
    <meta:document-statistic meta:table-count="0" meta:image-count="0" meta:object-count="0" meta:page-count="11" meta:paragraph-count="151" meta:word-count="2712" meta:character-count="18159" meta:non-whitespace-character-count="15589"/>
    <meta:user-defined meta:name="AppVersion">12.0000</meta:user-defined>
    <meta:user-defined meta:name="Company">Hewlett-Packard Company</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